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dd74" officeooo:paragraph-rsid="0011dd74"/>
    </style:style>
    <style:style style:name="P2" style:family="paragraph" style:parent-style-name="Text_20_body" style:list-style-name="L1">
      <style:text-properties style:font-name="FreeMono"/>
    </style:style>
    <style:style style:name="P3" style:family="paragraph" style:parent-style-name="Text_20_body" style:list-style-name="L2">
      <style:text-properties style:font-name="FreeMono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style:font-name="FreeMono"/>
    </style:style>
    <style:style style:name="P5" style:family="paragraph" style:parent-style-name="Text_20_body" style:list-style-name="L2">
      <style:paragraph-properties fo:margin-top="0in" fo:margin-bottom="0in" loext:contextual-spacing="false"/>
      <style:text-properties style:font-name="FreeMono"/>
    </style:style>
    <style:style style:name="P6" style:family="paragraph" style:parent-style-name="Standard">
      <style:text-properties style:font-name="FreeMono" officeooo:rsid="0011dd74" officeooo:paragraph-rsid="0011dd74"/>
    </style:style>
    <style:style style:name="P7" style:family="paragraph" style:parent-style-name="Standard">
      <style:paragraph-properties fo:text-align="center" style:justify-single-word="false"/>
      <style:text-properties style:font-name="FreeMono" fo:font-weight="bold" officeooo:rsid="0011dd74" officeooo:paragraph-rsid="0011dd74" style:font-weight-asian="bold" style:font-weight-complex="bold"/>
    </style:style>
    <style:style style:name="T1" style:family="text">
      <style:text-properties style:font-name="FreeMono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ristopher Bero</text:p>
      <text:p text:style-name="P6">Homework 5</text:p>
      <text:p text:style-name="P6">CPE 495</text:p>
      <text:p text:style-name="P6"/>
      <text:p text:style-name="P7">Safe and Reliable Design Practices</text:p>
      <text:p text:style-name="P6"/>
      <text:p text:style-name="P1"><text:span text:style-name="Strong_20_Emphasis"><text:span text:style-name="T1">Part I – Software-Related Engineering Mishaps:</text:span></text:span></text:p>
      <text:list xml:id="list8378326210547439795" text:style-name="L1">
        <text:list-item>
          <text:p text:style-name="P4">In the article entitled “Safety First: Avoiding Software Mishaps” what does the term “accident or mishap” mean? </text:p>
        </text:list-item>
        <text:list-item>
          <text:p text:style-name="P4">In the article entitled “Safety First: Avoiding Software Mishaps” what does the term “hazard” mean? What is the difference between an accident or mishap and a hazard? </text:p>
        </text:list-item>
        <text:list-item>
          <text:p text:style-name="P4">When you build safety-critical software what are the three fundamental levels that risks should be addressed? </text:p>
        </text:list-item>
        <text:list-item>
          <text:p text:style-name="P4">In terms of its faultiness how does software compare with other types of engineering fields such as application specific digital hardware based systems. </text:p>
        </text:list-item>
        <text:list-item>
          <text:p text:style-name="P4">What are at least four “essential properties” of software that must be examined and addressed in order to minimize the risks? </text:p>
        </text:list-item>
        <text:list-item>
          <text:p text:style-name="P4">What were three of the case studies that were used in the paper? Briefly describe them. </text:p>
        </text:list-item>
        <text:list-item>
          <text:p text:style-name="P2">In your own words, summarize the major focus of this paper and the general conclusions that were drawn. </text:p>
        </text:list-item>
      </text:list>
      <text:p text:style-name="Text_20_body"><text:span text:style-name="Strong_20_Emphasis"><text:span text:style-name="T1">Part II – Reliability and Product Life-Cycle Issues (Chapter 8 of Text):</text:span></text:span></text:p>
      <text:list xml:id="list3229287180098197868" text:style-name="L2">
        <text:list-item>
          <text:p text:style-name="P5">Describe what is meant by failure rate, failure function, and reliability. </text:p>
        </text:list-item>
        <text:list-item>
          <text:p text:style-name="P5">Consider an integrated circuit that has lambda=50/(10^6) hours. (a) Determine the mean time to failure (b) Determine the reliability in 5, 10, 15, and 20 years. </text:p>
        </text:list-item>
        <text:list-item>
          <text:p text:style-name="P5">Your company intends to design, manufacture, and market a new RAID (redundant array of independent disks) for network servers. The system must be able to store a total of 500 GB of user data and must have a reliability of at least 95% in 10 years. In order to develop the RAID system, 20 GB drives will be designed and utilized. To meet the requirement, you have decided to use a bank of 25 drives (25 x 20 GB - 500 GB) and utilize a system redundancy of 4 (each of the 25 disks have a redundancy of 4). What must the reliability of the 20 GB drive be in 10 years in order to meet the overall system reliability requirement? </text:p>
        </text:list-item>
        <text:list-item>
          <text:p text:style-name="P3">In problem 8.11 of the text S1 has a failure probability of 2% and S3 has a failure probability of 3%. S2,1, S2,2, S2,3, and S2,4 are identical redundant systems. Determine the required reliability of the redundant systems necessary for the overall system to have a reliability of 94%. 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2:45:50.486083079</meta:creation-date>
    <dc:date>2015-09-09T22:46:35.119291999</dc:date>
    <meta:editing-duration>PT44S</meta:editing-duration>
    <meta:editing-cycles>1</meta:editing-cycles>
    <meta:document-statistic meta:table-count="0" meta:image-count="0" meta:object-count="0" meta:page-count="1" meta:paragraph-count="17" meta:word-count="383" meta:character-count="2216" meta:non-whitespace-character-count="1848"/>
    <meta:generator>LibreOffice/5.0.1.2.0$Linux_X86_64 LibreOffice_project/00m0$Build-2</meta:generator>
  </office:meta>
</office:document-meta>
</file>